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8.1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nvertTo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97740.5</text:p>
          </table:table-cell>
          <table:table-cell office:value-type="float" office:value="6272912" calcext:value-type="float">
            <text:p>6272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1367.8</text:p>
          </table:table-cell>
          <table:table-cell office:value-type="float" office:value="6251706" calcext:value-type="float">
            <text:p>6251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874261.9</text:p>
          </table:table-cell>
          <table:table-cell office:value-type="float" office:value="6291801" calcext:value-type="float">
            <text:p>6291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97740.5</text:p>
          </table:table-cell>
          <table:table-cell office:value-type="float" office:value="6272912" calcext:value-type="float">
            <text:p>6272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date>2020-05-04T18:30:51.622000000</dc:date>
    <meta:editing-duration>PT2M20S</meta:editing-duration>
    <meta:editing-cycles>2</meta:editing-cycles>
    <meta:document-statistic meta:table-count="1" meta:cell-count="15" meta:object-count="0"/>
  </office:meta>
</office:document-meta>
</file>